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5fba" officeooo:paragraph-rsid="00025fba"/>
    </style:style>
    <style:style style:name="P2" style:family="paragraph" style:parent-style-name="Standard">
      <style:text-properties officeooo:paragraph-rsid="00025fba"/>
    </style:style>
    <style:style style:name="P3" style:family="paragraph" style:parent-style-name="Standard">
      <style:text-properties officeooo:rsid="0006430a" officeooo:paragraph-rsid="0006430a"/>
    </style:style>
    <style:style style:name="P4" style:family="paragraph" style:parent-style-name="Standard">
      <style:text-properties officeooo:paragraph-rsid="0006430a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>
      <style:text-properties officeooo:rsid="0006430a" officeooo:paragraph-rsid="0006430a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officeooo:rsid="00025fba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7aaf7" loext:opacity="100%" style:font-name="JetBrains Mono" fo:font-size="10pt" fo:font-style="normal" fo:font-weight="normal" officeooo:rsid="00025fba" style:font-size-asian="10pt" style:font-style-asian="normal" style:font-weight-asian="normal"/>
    </style:style>
    <style:style style:name="T5" style:family="text">
      <style:text-properties officeooo:rsid="00044333"/>
    </style:style>
    <style:style style:name="T6" style:family="text">
      <style:text-properties officeooo:rsid="000643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reate database <text:line-break/>2- connect it with spring in the application properties</text:p>
      <text:p text:style-name="P1">3-check the connection</text:p>
      <text:p text:style-name="P1">4-create the entity for the product<text:line-break/>5-create product repo<text:line-break/>6-create product service</text:p>
      <text:p text:style-name="P1">7-create product controller</text:p>
      <text:p text:style-name="P2"><text:span text:style-name="T1">8-make </text:span><text:span text:style-name="T2">spring.jpa.hibernate.ddl-auto</text:span><text:span text:style-name="T3">=</text:span><text:span text:style-name="T4">create <text:s text:c="4"/>in the application properties</text:span></text:p>
      <text:p text:style-name="P1">9- run the project now the table will be created then change create and make it update<text:line-break/>10-now all apis is accessible by any user I want to make some of the apis inaccessible for some users</text:p>
      <text:p text:style-name="P2"><text:span text:style-name="T1">11- so we create the user table </text:span><text:span text:style-name="T5">and make role for it<text:line-break/>12-we use a security method called </text:span>securityFilterChain<text:line-break/><text:span text:style-name="T5">13-we use this class </text:span>CustomUserDetailsService <text:span text:style-name="T5">to check if the user found or not and to check his password<text:line-break/>14-and in the product controller we use @</text:span>PreAuthorize <text:span text:style-name="T5">to determine who can access each api<text:line-break/>15-</text:span><text:span text:style-name="T6">we create this </text:span>AuthController <text:span text:style-name="T6">to handle login</text:span></text:p>
      <text:p text:style-name="P4"><text:span text:style-name="T6">16-and in the user service we handle the register for user we autowired the </text:span>PasswordEncoder <text:span text:style-name="T6">for password coded and we set the role as default a user unless you want to change it and make he as admin</text:span></text:p>
      <text:p text:style-name="P3"/>
      <text:p text:style-name="P11">This implementation provides:</text:p>
      <text:list xml:id="list583354017" text:style-name="L1">
        <text:list-item>
          <text:p text:style-name="P6">Role-based access control (ADMIN and USER roles) </text:p>
        </text:list-item>
        <text:list-item>
          <text:p text:style-name="P6">Basic authentication </text:p>
        </text:list-item>
        <text:list-item>
          <text:p text:style-name="P6">Secured endpoints with appropriate role requirements </text:p>
        </text:list-item>
        <text:list-item>
          <text:p text:style-name="P5">User registration functionality </text:p>
        </text:list-item>
      </text:list>
      <text:p text:style-name="Text_20_body">To test the system:</text:p>
      <text:list xml:id="list3296141238" text:style-name="L2">
        <text:list-item>
          <text:p text:style-name="P8">Register a new user (they'll get USER role by default) </text:p>
        </text:list-item>
        <text:list-item>
          <text:p text:style-name="P8">Manually update a user in the database to have ADMIN role </text:p>
        </text:list-item>
        <text:list-item>
          <text:p text:style-name="P7">Use Basic Authentication with username/password to access the endpoints </text:p>
        </text:list-item>
      </text:list>
      <text:p text:style-name="Text_20_body">The security rules are:</text:p>
      <text:list xml:id="list2322812750" text:style-name="L3">
        <text:list-item>
          <text:p text:style-name="P10">ADMIN can access all endpoints </text:p>
        </text:list-item>
        <text:list-item>
          <text:p text:style-name="P10">USER can only access the getProductById endpoint </text:p>
        </text:list-item>
        <text:list-item>
          <text:p text:style-name="P9">Unauthenticated users can only access the registration endpoint</text:p>
        </text:list-item>
      </text:list>
      <text:p text:style-name="P3"/>
      <text:p text:style-name="P11">Expected Results:</text:p>
      <text:list xml:id="list319171474" text:style-name="L4">
        <text:list-item>
          <text:p text:style-name="P13">Admin (): </text:p>
          <text:list>
            <text:list-item>
              <text:p text:style-name="P13">Should have access to all endpoints (GET, POST, PUT, DELETE) </text:p>
            </text:list-item>
            <text:list-item>
              <text:p text:style-name="P13">All requests should return 200 OK (or appropriate success code) </text:p>
            </text:list-item>
          </text:list>
        </text:list-item>
        <text:list-item>
          <text:p text:style-name="P13">Users (): </text:p>
          <text:list>
            <text:list-item>
              <text:p text:style-name="P13">Should only have access to GET /api/products/{id} </text:p>
            </text:list-item>
            <text:list-item>
              <text:p text:style-name="P13">Other endpoints should return 403 Forbidden </text:p>
            </text:list-item>
          </text:list>
        </text:list-item>
        <text:list-item>
          <text:p text:style-name="P13">Unauthorized: </text:p>
          <text:list>
            <text:list-item>
              <text:p text:style-name="P12">All secured endpoints should return 401 Unauthorized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1:26:20.145682249</meta:creation-date>
    <meta:generator>LibreOffice/7.3.7.2$Linux_X86_64 LibreOffice_project/30$Build-2</meta:generator>
    <dc:date>2024-11-09T11:53:51.888244192</dc:date>
    <meta:editing-duration>PT5M45S</meta:editing-duration>
    <meta:editing-cycles>2</meta:editing-cycles>
    <meta:document-statistic meta:table-count="0" meta:image-count="0" meta:object-count="0" meta:page-count="1" meta:paragraph-count="30" meta:word-count="314" meta:character-count="1926" meta:non-whitespace-character-count="1639"/>
  </office:meta>
</office:document-meta>
</file>